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4395" officeooo:paragraph-rsid="00144395"/>
    </style:style>
    <style:style style:name="P2" style:family="paragraph" style:parent-style-name="Standard">
      <style:text-properties officeooo:rsid="00144395" officeooo:paragraph-rsid="001663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trabaja aplicación software contable nombre clave “billetudo”</text:p>
      <text:p text:style-name="P1"/>
      <text:p text:style-name="P1">creacion de entorno virtual, dependencias paquetes y modelado de base de datos, 1 dias</text:p>
      <text:p text:style-name="P1">creacion de rutas, endpoints, y formulario para el crud de empresas 2 dias</text:p>
      <text:p text:style-name="P1">creacion de rutas, endpoints, y formulario para el crud de rol 2 dias</text:p>
      <text:p text:style-name="P1">creacion de rutas, endpoints, y formulario para el crud de usuarios 2 dias</text:p>
      <text:p text:style-name="P1">creacion de rutas, endpoints, y formulario para el crud de tienda 2 dias</text:p>
      <text:p text:style-name="P1">creacion de rutas, endpoints, y formulario para el crud de proveedores 2 dias</text:p>
      <text:p text:style-name="P1">creacion de rutas, endpoints, y formulario para el crud de cxp 3 dias</text:p>
      <text:p text:style-name="P1">creacion de rutas, endpoints, y formulario para el crud de clientes 2 dias</text:p>
      <text:p text:style-name="P1">creacion de rutas, endpoints, y formulario para el crud de cxc 3 dias</text:p>
      <text:p text:style-name="P1">creacion de rutas, endpoints, y formulario para el crud de resultados 3 dias</text:p>
      <text:p text:style-name="P2">creacion de login con validacion de tokens <text:s/>y log-out 2 di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5:31:57.419824100</meta:creation-date>
    <dc:date>2025-06-10T00:30:26.691636800</dc:date>
    <meta:editing-duration>PT39M36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2" meta:word-count="151" meta:character-count="869" meta:non-whitespace-character-count="729"/>
  </office:meta>
</office:document-meta>
</file>